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Beta-301601">
            <text:p>Beta-301601</text:p>
          </table:table-cell>
          <table:table-cell office:value-type="float" office:value="49.92">
            <text:p>49.92</text:p>
          </table:table-cell>
          <table:table-cell office:value-type="float" office:value="-6.29">
            <text:p>-6.29</text:p>
          </table:table-cell>
          <table:table-cell office:value-type="float" office:value="2050.0">
            <text:p>205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82">
            <text:p>-1.82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Beta-301602">
            <text:p>Beta-301602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2000.0">
            <text:p>200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48">
            <text:p>-0.48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UBA-26168">
            <text:p>UBA-26168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748.0">
            <text:p>748.0</text:p>
          </table:table-cell>
          <table:table-cell office:value-type="float" office:value="49.0">
            <text:p>4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74">
            <text:p>-0.74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Beta-351909">
            <text:p>Beta-351909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730.0">
            <text:p>73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17">
            <text:p>-2.17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Beta-301603">
            <text:p>Beta-301603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2720.0">
            <text:p>272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54">
            <text:p>-3.54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UBA-26173">
            <text:p>UBA-26173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1963.0">
            <text:p>1963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53">
            <text:p>-1.53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SUERC-39444">
            <text:p>SUERC-39444</text:p>
          </table:table-cell>
          <table:table-cell office:value-type="float" office:value="49.92">
            <text:p>49.92</text:p>
          </table:table-cell>
          <table:table-cell office:value-type="float" office:value="-6.29">
            <text:p>-6.29</text:p>
          </table:table-cell>
          <table:table-cell office:value-type="float" office:value="1437.0">
            <text:p>1437.0</text:p>
          </table:table-cell>
          <table:table-cell office:value-type="float" office:value="38.0">
            <text:p>3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21">
            <text:p>-1.21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UBA-26174">
            <text:p>UBA-26174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2370.0">
            <text:p>2370.0</text:p>
          </table:table-cell>
          <table:table-cell office:value-type="float" office:value="34.0">
            <text:p>34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9">
            <text:p>-1.9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UBA-26175">
            <text:p>UBA-26175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2929.0">
            <text:p>2929.0</text:p>
          </table:table-cell>
          <table:table-cell office:value-type="float" office:value="29.0">
            <text:p>2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31">
            <text:p>-2.31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UBA-26171">
            <text:p>UBA-26171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1398.0">
            <text:p>1398.0</text:p>
          </table:table-cell>
          <table:table-cell office:value-type="float" office:value="39.0">
            <text:p>3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07">
            <text:p>-1.07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UBA-26170">
            <text:p>UBA-26170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1220.0">
            <text:p>1220.0</text:p>
          </table:table-cell>
          <table:table-cell office:value-type="float" office:value="31.0">
            <text:p>3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92">
            <text:p>-0.92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UBA-26169">
            <text:p>UBA-26169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1278.0">
            <text:p>1278.0</text:p>
          </table:table-cell>
          <table:table-cell office:value-type="float" office:value="31.0">
            <text:p>3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92">
            <text:p>-0.92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UBA-26176">
            <text:p>UBA-26176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2921.0">
            <text:p>2921.0</text:p>
          </table:table-cell>
          <table:table-cell office:value-type="float" office:value="31.0">
            <text:p>3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49">
            <text:p>-2.49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SUERC-39443">
            <text:p>SUERC-39443</text:p>
          </table:table-cell>
          <table:table-cell office:value-type="float" office:value="49.92">
            <text:p>49.92</text:p>
          </table:table-cell>
          <table:table-cell office:value-type="float" office:value="-6.29">
            <text:p>-6.29</text:p>
          </table:table-cell>
          <table:table-cell office:value-type="float" office:value="996.0">
            <text:p>996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SUERC-39454">
            <text:p>SUERC-39454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2560.0">
            <text:p>2560.0</text:p>
          </table:table-cell>
          <table:table-cell office:value-type="float" office:value="38.0">
            <text:p>3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15">
            <text:p>-3.15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UBA-26172">
            <text:p>UBA-26172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1359.0">
            <text:p>1359.0</text:p>
          </table:table-cell>
          <table:table-cell office:value-type="float" office:value="34.0">
            <text:p>34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16">
            <text:p>-1.16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SUERC-39445">
            <text:p>SUERC-39445</text:p>
          </table:table-cell>
          <table:table-cell office:value-type="float" office:value="49.92">
            <text:p>49.92</text:p>
          </table:table-cell>
          <table:table-cell office:value-type="float" office:value="-6.29">
            <text:p>-6.29</text:p>
          </table:table-cell>
          <table:table-cell office:value-type="float" office:value="1762.0">
            <text:p>1762.0</text:p>
          </table:table-cell>
          <table:table-cell office:value-type="float" office:value="38.0">
            <text:p>3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45">
            <text:p>-1.45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SUERC-39447">
            <text:p>SUERC-39447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1378.0">
            <text:p>1378.0</text:p>
          </table:table-cell>
          <table:table-cell office:value-type="float" office:value="36.0">
            <text:p>3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17">
            <text:p>-0.17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SUERC-39448">
            <text:p>SUERC-39448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1953.0">
            <text:p>1953.0</text:p>
          </table:table-cell>
          <table:table-cell office:value-type="float" office:value="38.0">
            <text:p>3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39">
            <text:p>-0.39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SUERC-39452">
            <text:p>SUERC-39452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689.0">
            <text:p>689.0</text:p>
          </table:table-cell>
          <table:table-cell office:value-type="float" office:value="38.0">
            <text:p>3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36">
            <text:p>-1.36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  <table:table-row>
          <table:table-cell office:value-type="string" office:value="Isles_of_Scilly">
            <text:p>Isles_of_Scilly</text:p>
          </table:table-cell>
          <table:table-cell office:value-type="string" office:value="radiocarbon">
            <text:p>radiocarbon</text:p>
          </table:table-cell>
          <table:table-cell office:value-type="string" office:value="SUERC-39453">
            <text:p>SUERC-39453</text:p>
          </table:table-cell>
          <table:table-cell office:value-type="float" office:value="49.92">
            <text:p>49.92</text:p>
          </table:table-cell>
          <table:table-cell office:value-type="float" office:value="-6.31">
            <text:p>-6.31</text:p>
          </table:table-cell>
          <table:table-cell office:value-type="float" office:value="2481.0">
            <text:p>2481.0</text:p>
          </table:table-cell>
          <table:table-cell office:value-type="float" office:value="38.0">
            <text:p>3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59">
            <text:p>-2.59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PerezEtal2015,ShennanEtal2018">
            <text:p>PerezEtal2015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